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Text_20_body">
      <style:text-properties officeooo:rsid="000cf653" officeooo:paragraph-rsid="000cf653"/>
    </style:style>
    <style:style style:name="P7" style:family="paragraph" style:parent-style-name="Text_20_body">
      <style:text-properties officeooo:rsid="000d9a19" officeooo:paragraph-rsid="000d9a19"/>
    </style:style>
    <style:style style:name="P8" style:family="paragraph" style:parent-style-name="Text_20_body">
      <style:text-properties officeooo:rsid="000dba33" officeooo:paragraph-rsid="000dba33"/>
    </style:style>
    <style:style style:name="P9" style:family="paragraph" style:parent-style-name="Text_20_body">
      <style:text-properties officeooo:rsid="000ea949" officeooo:paragraph-rsid="000ea949"/>
    </style:style>
    <style:style style:name="P10" style:family="paragraph" style:parent-style-name="Text_20_body">
      <style:text-properties officeooo:rsid="000f5549" officeooo:paragraph-rsid="000f5549"/>
    </style:style>
    <style:style style:name="P11" style:family="paragraph" style:parent-style-name="Text_20_body">
      <style:text-properties officeooo:rsid="001cb3ce" officeooo:paragraph-rsid="001cb3ce"/>
    </style:style>
    <style:style style:name="P12" style:family="paragraph" style:parent-style-name="Text_20_body">
      <style:text-properties officeooo:rsid="001cb3ce" officeooo:paragraph-rsid="001114af"/>
    </style:style>
    <style:style style:name="P13" style:family="paragraph" style:parent-style-name="Text_20_body">
      <style:text-properties officeooo:rsid="00365e7c" officeooo:paragraph-rsid="00365e7c"/>
    </style:style>
    <style:style style:name="P14" style:family="paragraph" style:parent-style-name="Text_20_body">
      <style:text-properties officeooo:rsid="0037ac5a" officeooo:paragraph-rsid="0037ac5a"/>
    </style:style>
    <style:style style:name="P15" style:family="paragraph" style:parent-style-name="Text_20_body">
      <style:text-properties officeooo:rsid="003e2705" officeooo:paragraph-rsid="003e2705"/>
    </style:style>
    <style:style style:name="P16" style:family="paragraph" style:parent-style-name="Table_20_Contents">
      <style:text-properties officeooo:rsid="000712cd" officeooo:paragraph-rsid="000712cd"/>
    </style:style>
    <style:style style:name="P17" style:family="paragraph" style:parent-style-name="Table_20_Contents">
      <style:text-properties officeooo:paragraph-rsid="003b81f9"/>
    </style:style>
    <style:style style:name="P18" style:family="paragraph" style:parent-style-name="Table_20_Contents">
      <style:text-properties officeooo:paragraph-rsid="003e2705"/>
    </style:style>
    <style:style style:name="P19" style:family="paragraph" style:parent-style-name="Text_20_body">
      <style:paragraph-properties fo:break-before="page"/>
      <style:text-properties officeooo:rsid="000f5549" officeooo:paragraph-rsid="00223378"/>
    </style:style>
    <style:style style:name="P20" style:family="paragraph" style:parent-style-name="Text_20_body">
      <style:text-properties officeooo:rsid="0037ac5a" officeooo:paragraph-rsid="00365e7c"/>
    </style:style>
    <style:style style:name="P21" style:family="paragraph" style:parent-style-name="Heading_20_1" style:list-style-name=""/>
    <style:style style:name="P22"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235c2a"/>
    </style:style>
    <style:style style:name="T8" style:family="text">
      <style:text-properties officeooo:rsid="0031c80a"/>
    </style:style>
    <style:style style:name="T9" style:family="text">
      <style:text-properties officeooo:rsid="003907c3"/>
    </style:style>
    <style:style style:name="T10" style:family="text">
      <style:text-properties officeooo:rsid="003b81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7">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16">"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16">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21" text:outline-level="1"/>
      <text:h text:style-name="P22" text:outline-level="1"><text:span text:style-name="T3">2. Quick </text:span>Architecture <text:span text:style-name="T3">view</text:span></text:h>
      <text:p text:style-name="P6">ImageRetrieval architecture contains 3 mains packages.</text:p>
      <text:p text:style-name="P6">RetrievalServer: A server store image index. It provides too the ability to search for similar pictures. New images can come all over the time. There can be a lot of server too.</text:p>
      <text:p text:style-name="P6">RetrievalIndexer: An indexer send a picture to a specific server. The server will extract data based on this image and index these data.</text:p>
      <text:p text:style-name="P6">RetrievalClient: A client search for similar images on multiple server. It aggregates all the results <text:span text:style-name="T4">and provides a list of similar pictures (sorted by similarity)</text:span>.</text:p>
      <text:p text:style-name="P6"/>
      <text:p text:style-name="P6">//<text:span text:style-name="T5">schéma all</text:span></text:p>
      <text:p text:style-name="P6"/>
      <text:p text:style-name="P6"/>
      <text:h text:style-name="P21" text:outline-level="1"/>
      <text:h text:style-name="P22" text:outline-level="1">3. Quickstart</text:h>
      <text:p text:style-name="Text_20_body"/>
      <text:p text:style-name="Text_20_body"/>
      <text:p text:style-name="Text_20_body"/>
      <text:p text:style-name="Text_20_body"/>
      <text:p text:style-name="Text_20_body"/>
      <text:h text:style-name="P22" text:outline-level="1">4. RetrievalServer</text:h>
      <text:p text:style-name="P7">Presentation</text:p>
      <text:p text:style-name="P8">A RetrievalServer is a ImageRetrieval node. It index images and provides methods to search on similar pictures.</text:p>
      <text:p text:style-name="Text_20_body"/>
      <text:p text:style-name="P7">Execute</text:p>
      <text:p text:style-name="P7"/>
      <text:p text:style-name="P9">Code</text:p>
      <text:p text:style-name="P9"/>
      <text:p text:style-name="P7"/>
      <text:p text:style-name="P7">Parameters/<text:span text:style-name="T6">Config</text:span></text:p>
      <text:p text:style-name="P7"/>
      <text:p text:style-name="P7">Storage</text:p>
      <text:p text:style-name="P7"/>
      <text:p text:style-name="P7">Properties</text:p>
      <text:p text:style-name="P7"/>
      <text:p text:style-name="P7"/>
      <text:h text:style-name="P22" text:outline-level="1">5. <text:span text:style-name="T8">RetrievalClient</text:span></text:h>
      <text:p text:style-name="Text_20_body"/>
      <text:p text:style-name="P20"/>
      <text:p text:style-name="P14"/>
      <text:p text:style-name="P14"/>
      <text:p text:style-name="P13"/>
      <text:p text:style-name="P13"/>
      <text:p text:style-name="P10"/>
      <text:p text:style-name="P10"/>
      <text:p text:style-name="P10"/>
      <text:p text:style-name="P10"/>
      <text:p text:style-name="P12"/>
      <text:p text:style-name="P1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6T18:51:25.181991229</dc:date>
    <meta:editing-duration>PT11H5M1S</meta:editing-duration>
    <meta:editing-cycles>46</meta:editing-cycles>
    <meta:generator>LibreOffice/4.2.6.3$Linux_X86_64 LibreOffice_project/420m0$Build-3</meta:generator>
    <meta:document-statistic meta:table-count="1" meta:image-count="0" meta:object-count="0" meta:page-count="6" meta:paragraph-count="30" meta:word-count="356" meta:character-count="2342" meta:non-whitespace-character-count="2014"/>
  </office:meta>
</office:document-meta>
</file>